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13cm"/>
    </style:style>
    <style:style style:name="co2" style:family="table-column">
      <style:table-column-properties fo:break-before="auto" style:column-width="34.242cm"/>
    </style:style>
    <style:style style:name="co3" style:family="table-column">
      <style:table-column-properties fo:break-before="auto" style:column-width="44.51cm"/>
    </style:style>
    <style:style style:name="co4" style:family="table-column">
      <style:table-column-properties fo:break-before="auto" style:column-width="5.965cm"/>
    </style:style>
    <style:style style:name="co5" style:family="table-column">
      <style:table-column-properties fo:break-before="auto" style:column-width="32.438cm"/>
    </style:style>
    <style:style style:name="co6" style:family="table-column">
      <style:table-column-properties fo:break-before="auto" style:column-width="2.482cm"/>
    </style:style>
    <style:style style:name="co7" style:family="table-column">
      <style:table-column-properties fo:break-before="auto" style:column-width="2.637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data-style-name="N8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1" table:default-cell-style-name="Excel_20_Built-in_20_Normal"/>
        <table:table-column table:style-name="co6" table:number-columns-repeated="20" table:default-cell-style-name="Excel_20_Built-in_20_Normal"/>
        <table:table-column table:style-name="co7"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4" table:number-columns-repeated="20"/>
          <table:table-cell table:number-columns-repeated="998"/>
        </table:table-row>
        <table:table-row table:style-name="ro1">
          <table:table-cell table:style-name="ce2" office:value-type="string">
            <text:p>SEO (non valable)</text:p>
          </table:table-cell>
          <table:table-cell office:value-type="string">
            <text:p>Site n'est pas pansées au mobile first en particulier la page deux</text:p>
          </table:table-cell>
          <table:table-cell office:value-type="string">
            <text:p>Depuis 2015, Google choisi d'indexé la version mobile en premier </text:p>
          </table:table-cell>
          <table:table-cell office:value-type="string">
            <text:p>Dés la conception du site, il faut faire la version mobile en premier</text:p>
          </table:table-cell>
          <table:table-cell table:style-name="ce3" office:value-type="string">
            <text:p>Il faut modifier le code pour que le site fonctionne sur la version mobile</text:p>
          </table:table-cell>
          <table:table-cell office:value-type="string">
            <text:p><text:a xlink:href="https://openclassrooms.com/fr/courses/5922626-optimisez-le-referencement-de-votre-site-seo-en-ameliorant-ses-performances-techniques/6055226-pensez-mobile-first">https://openclassrooms.com/fr/courses/5922626-optimisez-le-referencement-de-votre-site-seo-en-ameliorant-ses-performances-techniques/6055226-pensez-mobile-first</text:a></text:p>
          </table:table-cell>
          <table:table-cell table:number-columns-repeated="1018"/>
        </table:table-row>
        <table:table-row table:style-name="ro1">
          <table:table-cell office:value-type="string">
            <text:p>SEO</text:p>
          </table:table-cell>
          <table:table-cell office:value-type="string">
            <text:p>Le site n'est pas responsive surtout la page deux</text:p>
          </table:table-cell>
          <table:table-cell office:value-type="string">
            <text:p>Aujourd'hui le site doit être responsive pour pouvoir être adapté a tous les écrans</text:p>
          </table:table-cell>
          <table:table-cell office:value-type="string">
            <text:p>Le site doit avoir media queries pour tous les écrans <text:s/>car aujourd'hui, les gens surfent sur internet avec mobile, tablette et pc</text:p>
          </table:table-cell>
          <table:table-cell table:style-name="ce3" office:value-type="string">
            <text:p>Je dois vérifier le media queries et ajouter certains pixels pour les écrans</text:p>
          </table:table-cell>
          <table:table-cell office:value-type="string">
            <text:p><text:a xlink:href="https://openclassrooms.com/fr/courses/5922626-optimisez-le-referencement-de-votre-site-seo-en-ameliorant-ses-performances-techniques/6055226-pensez-mobile-first">https://openclassrooms.com/fr/courses/5922626-optimisez-le-referencement-de-votre-site-seo-en-ameliorant-ses-performances-techniques/6055226-pensez-mobile-first</text:a></text:p>
          </table:table-cell>
          <table:table-cell table:number-columns-repeated="1018"/>
        </table:table-row>
        <table:table-row table:style-name="ro1">
          <table:table-cell office:value-type="string">
            <text:p>SEO </text:p>
          </table:table-cell>
          <table:table-cell office:value-type="string">
            <text:p>Le nom de l'accueil est .html, il faut changer le nom qui correspond au contenue du site (pas index.html) pareil pour la deuxième page</text:p>
          </table:table-cell>
          <table:table-cell office:value-type="string">
            <text:p>Avoir le nom différents que le contenu de la page est mauvais pour SEO</text:p>
          </table:table-cell>
          <table:table-cell office:value-type="string">
            <text:p>Il faut toujours mettre le nom url qui correspond au contenue du site</text:p>
          </table:table-cell>
          <table:table-cell table:style-name="ce3" office:value-type="string">
            <text:p>Je dois juste changer le nom du URL qui correspond au contenu de la page</text:p>
          </table:table-cell>
          <table:table-cell office:value-type="string">
            <text:p>Observation on page</text:p>
          </table:table-cell>
          <table:table-cell table:number-columns-repeated="1018"/>
        </table:table-row>
        <table:table-row table:style-name="ro1">
          <table:table-cell office:value-type="string">
            <text:p>SEO</text:p>
          </table:table-cell>
          <table:table-cell office:value-type="string">
            <text:p>Dans la page index il y a quelques fautes de frappe</text:p>
          </table:table-cell>
          <table:table-cell office:value-type="string">
            <text:p>La faute est nocif pour SEO car cela peut modifier la compréhension de la crawlabilité du Google</text:p>
          </table:table-cell>
          <table:table-cell office:value-type="string">
            <text:p>Il faut toujours relire le texte pour voir si il n'y a pas d'erreurs</text:p>
          </table:table-cell>
          <table:table-cell table:style-name="ce3" office:value-type="string">
            <text:p>Je dois relierle texte et modifier si il y a des erreurs</text:p>
          </table:table-cell>
          <table:table-cell office:value-type="string">
            <text:p>On page</text:p>
          </table:table-cell>
          <table:table-cell table:number-columns-repeated="1018"/>
        </table:table-row>
        <table:table-row table:style-name="ro1">
          <table:table-cell office:value-type="string">
            <text:p>Accessibilité</text:p>
          </table:table-cell>
          <table:table-cell office:value-type="string">
            <text:p>La police est trop petit et trop claire, difficile à lire pour certains personnes surtout les mal voyants, il faut changer la police qui est assez grand, gras et avec des apertures ouverts</text:p>
          </table:table-cell>
          <table:table-cell office:value-type="string">
            <text:p>La police trop petit prose certains problèmes d'accessibilité pour les personnes handicapés surtout les mal voyants mais aussi les personnes âgées et le site peut perdre beaucoup de visite</text:p>
          </table:table-cell>
          <table:table-cell office:value-type="string">
            <text:p>Il faut pensés a tout le monde et choisir la police qui n'est pas trop petit ni trop grand et assez gras</text:p>
          </table:table-cell>
          <table:table-cell table:style-name="ce3" office:value-type="string">
            <text:p>Il faut changer la police pour qu'elle sois assez grands et gras</text:p>
          </table:table-cell>
          <table:table-cell office:value-type="string">
            <text:p>On page</text:p>
          </table:table-cell>
          <table:table-cell table:number-columns-repeated="1018"/>
        </table:table-row>
        <table:table-row table:style-name="ro1" table:number-rows-repeated="4">
          <table:table-cell table:style-name="Default" table:number-columns-repeated="6"/>
          <table:table-cell table:number-columns-repeated="1018"/>
        </table:table-row>
        <table:table-row table:style-name="ro1">
          <table:table-cell table:style-name="Default" table:number-columns-repeated="2"/>
          <table:table-cell/>
          <table:table-cell table:style-name="Default" table:number-columns-repeated="3"/>
          <table:table-cell table:number-columns-repeated="1018"/>
        </table:table-row>
        <table:table-row table:style-name="ro1">
          <table:table-cell table:style-name="Default" table:number-columns-repeated="2"/>
          <table:table-cell table:number-columns-repeated="2"/>
          <table:table-cell table:style-name="Default"/>
          <table:table-cell table:number-columns-repeated="1019"/>
        </table:table-row>
        <table:table-row table:style-name="ro1">
          <table:table-cell table:style-name="Default" table:number-columns-repeated="7"/>
          <table:table-cell table:number-columns-repeated="1017"/>
        </table:table-row>
        <table:table-row table:style-name="ro1" table:number-rows-repeated="2">
          <table:table-cell table:style-name="Default" table:number-columns-repeated="6"/>
          <table:table-cell table:number-columns-repeated="1018"/>
        </table:table-row>
        <table:table-row table:style-name="ro1">
          <table:table-cell table:style-name="Default" table:number-columns-repeated="3"/>
          <table:table-cell/>
          <table:table-cell table:style-name="Default"/>
          <table:table-cell table:number-columns-repeated="1019"/>
        </table:table-row>
        <table:table-row table:style-name="ro1">
          <table:table-cell office:value-type="string">
            <text:p>SEO/Accessibilité</text:p>
          </table:table-cell>
          <table:table-cell office:value-type="string">
            <text:p>Les attributs success-msg <text:s/>et fail-msg ne sont pas autorisé dans l’élément form pour le moment </text:p>
          </table:table-cell>
          <table:table-cell table:number-columns-repeated="1022"/>
        </table:table-row>
        <table:table-row table:style-name="ro1" table:number-rows-repeated="2">
          <table:table-cell table:style-name="Default" table:number-columns-repeated="6"/>
          <table:table-cell table:number-columns-repeated="1018"/>
        </table:table-row>
        <table:table-row table:style-name="ro1">
          <table:table-cell office:value-type="string">
            <text:p>SEO</text:p>
          </table:table-cell>
          <table:table-cell office:value-type="string">
            <text:p>Les codes HTML, CSS, et Javascript ne sont pas minifier</text:p>
          </table:table-cell>
          <table:table-cell office:value-type="string">
            <text:p>Les codes qui sont trop long risque de réduire la performance du site dont la vitesse de téléchargement</text:p>
          </table:table-cell>
          <table:table-cell office:value-type="string">
            <text:p>A la fin du code, il faut toujours minifier les codes pour gagner a la performance</text:p>
          </table:table-cell>
          <table:table-cell office:value-type="string">
            <text:p>A la fin du projet, je vais minifier les codes pour augmenter la vitesse du téléchargement du site</text:p>
          </table:table-cell>
          <table:table-cell office:value-type="string">
            <text:p><text:a xlink:href="https://openclassrooms.com/fr/courses/5922626-optimisez-le-referencement-de-votre-site-seo-en-ameliorant-ses-performances-techniques/6055231-allegez-les-pages-de-votre-site">https://openclassrooms.com/fr/courses/5922626-optimisez-le-referencement-de-votre-site-seo-en-ameliorant-ses-performances-techniques/6055231-allegez-les-pages-de-votre-site</text:a></text:p>
          </table:table-cell>
          <table:table-cell table:number-columns-repeated="1018"/>
        </table:table-row>
        <table:table-row table:style-name="ro1">
          <table:table-cell table:style-name="Default" table:number-columns-repeated="18"/>
          <table:table-cell table:number-columns-repeated="1006"/>
        </table:table-row>
        <table:table-row table:style-name="ro1">
          <table:table-cell table:style-name="Default" table:number-columns-repeated="6"/>
          <table:table-cell table:number-columns-repeated="1018"/>
        </table:table-row>
        <table:table-row table:style-name="ro1">
          <table:table-cell office:value-type="string">
            <text:p>SEO</text:p>
          </table:table-cell>
          <table:table-cell office:value-type="string">
            <text:p>Utilisation de la technique la technique de black hat c'est à dire de marquer plusieurs mot clé et de les caché en utilisant la couleur blanche comme l’arrière plan</text:p>
          </table:table-cell>
          <table:table-cell office:value-type="string">
            <text:p>L’utilisation de technique black hat comme masquer les mots clés sont interdit par Google et le site peut se faire pénaliser voire de disparaître complètement de l'indexation Google</text:p>
          </table:table-cell>
          <table:table-cell office:value-type="string">
            <text:p>Il ne faut jamais utiliser ce technique mais utiliser surtout la technique white hat c'est à dire de travailler dans les règles pour éviter le bannissement de Google</text:p>
          </table:table-cell>
          <table:table-cell office:value-type="string">
            <text:p>Je vais effacer le black hat et mettre le mot clé dans la balise metal</text:p>
          </table:table-cell>
          <table:table-cell office:value-type="string">
            <text:p>Observation on code</text:p>
          </table:table-cell>
          <table:table-cell table:number-columns-repeated="1018"/>
        </table:table-row>
        <table:table-row table:style-name="ro1">
          <table:table-cell office:value-type="string">
            <text:p>Accessibilité</text:p>
          </table:table-cell>
          <table:table-cell office:value-type="string">
            <text:p>Les polices sont caché par la couleur de fond</text:p>
          </table:table-cell>
          <table:table-cell office:value-type="string">
            <text:p>Impossibilité de lire pour les personnes handicapés et même pour les personnes non handicapées</text:p>
          </table:table-cell>
          <table:table-cell office:value-type="string">
            <text:p>Ne jamais caché une paragraphe par le fonds, l faut toujours mettre en avant les informations necessaires</text:p>
          </table:table-cell>
          <table:table-cell office:value-type="string">
            <text:p>Je change le couleur de fond pour que la paragraphe sois lisible et je règle le contraste pour <text:s/>que la couleur de fond et la couleur de police respecte l'exigence de WCAG</text:p>
          </table:table-cell>
          <table:table-cell office:value-type="string">
            <text:p>Observation on page</text:p>
          </table:table-cell>
          <table:table-cell table:number-columns-repeated="1018"/>
        </table:table-row>
        <table:table-row table:style-name="ro1">
          <table:table-cell office:value-type="string">
            <text:p>SEO (fait 2)</text:p>
          </table:table-cell>
          <table:table-cell office:value-type="string">
            <text:p>Il manque la description dans la balise meta description</text:p>
          </table:table-cell>
          <table:table-cell office:value-type="string">
            <text:p>Le fait de ne pas mettre la description est mauvais pour le SEO car Google ne peut pas montrer la description (qui se trouve en bas) et les gens ne vont pas pouvoir deviner le contenu du site</text:p>
          </table:table-cell>
          <table:table-cell office:value-type="string">
            <text:p>Il faut toujours mettre la description dans la balise meta description avec une description qui convient avec le contenu du site</text:p>
          </table:table-cell>
          <table:table-cell office:value-type="string">
            <text:p>Je vais mettre la description dans la balise bêta avec moins de 160 caractères</text:p>
          </table:table-cell>
          <table:table-cell office:value-type="string">
            <text:p><text:a xlink:href="https://cognitiveseo.com/blog/19066/meta-description-affects-seo/">https://cognitiveseo.com/blog/19066/meta-description-affects-seo/</text:a></text:p>
          </table:table-cell>
          <table:table-cell table:number-columns-repeated="1018"/>
        </table:table-row>
        <table:table-row table:style-name="ro1">
          <table:table-cell office:value-type="string">
            <text:p>SEO (fait 3)</text:p>
          </table:table-cell>
          <table:table-cell office:value-type="string">
            <text:p>Le tilte est manquante </text:p>
          </table:table-cell>
          <table:table-cell office:value-type="string">
            <text:p>Un site sans le titre est mauvais pour le SEO car l'utilisateur ne peut pas voir le titre du site sur le moteur de recherche et donc ne vont pas cliquer le lien</text:p>
          </table:table-cell>
          <table:table-cell office:value-type="string">
            <text:p>Il faut toujours mettre le titre qui pressente parfaitement le contenu du site de manière claire et courte</text:p>
          </table:table-cell>
          <table:table-cell office:value-type="string">
            <text:p>Je vais faire le recherche des sites d'agences de design et je vais créer un titre qui corresponds le contenu avec les mots clés le plus utilisé</text:p>
          </table:table-cell>
          <table:table-cell office:value-type="string">
            <text:p><text:a xlink:href="https://www.youtube.com/watch?v=rzxnwSR3i8A">https://www.youtube.com/watch?v=rzxnwSR3i8A</text:a></text:p>
          </table:table-cell>
          <table:table-cell table:number-columns-repeated="1018"/>
        </table:table-row>
        <table:table-row table:style-name="ro1">
          <table:table-cell office:value-type="string">
            <text:p>SEO (fait 4)</text:p>
          </table:table-cell>
          <table:table-cell office:value-type="string">
            <text:p>Certains textes sont des images avec de texte dessus</text:p>
          </table:table-cell>
          <table:table-cell office:value-type="string">
            <text:p>Le fait de mettre une image avec de texte est relentit la performance de SEO de site car Google ne vois pas assez de texte, plus il y a de texte plus Google met en valeur le site en question</text:p>
          </table:table-cell>
          <table:table-cell office:value-type="string">
            <text:p>Il faut toujours créer de texte avec des vrais caractères</text:p>
          </table:table-cell>
          <table:table-cell office:value-type="string">
            <text:p>Je vais copier le texte qui se trouve dans l'image jpg avec des vrais caractères</text:p>
          </table:table-cell>
          <table:table-cell office:value-type="string">
            <text:p>On page</text:p>
          </table:table-cell>
          <table:table-cell table:number-columns-repeated="1018"/>
        </table:table-row>
        <table:table-row table:style-name="ro1">
          <table:table-cell office:value-type="string">
            <text:p>SEO (fait 5)</text:p>
          </table:table-cell>
          <table:table-cell office:value-type="string">
            <text:p>Toutes les images dans la page 1 n'ont pas d'attribut ALT qui correspond aux photos et le nom des photos n'ont pas de sens 1.jpg, 2.Jpg ou 3.jpg par exemple</text:p>
          </table:table-cell>
          <table:table-cell office:value-type="string">
            <text:p>L'attribut alt est important pour la compréhension de Googlebots car le moteur de recherche n'est pas capable de voir un image. Le fait de mettre la description qui correspond avec la photo est bon pour le référencement mais aussi pour l'accessibilité pour les personnes mal voyants. Le nom des photos doit avoir le sens aussi avant de l’intégrer dans le codesource HTML</text:p>
          </table:table-cell>
          <table:table-cell office:value-type="string">
            <text:p>Il faut toujours mettre l'attribut avec la description qui correspond avec la photo</text:p>
          </table:table-cell>
          <table:table-cell office:value-type="string">
            <text:p>iIl faut remplacer la description dans l'attribut alt qui n'est pas très descriptif par rapport la photo avec une autre description qui correspond avec le contenu du photo</text:p>
          </table:table-cell>
          <table:table-cell office:value-type="string">
            <text:p><text:a xlink:href="https://www.youtube.com/watch?v=x1-48EMg1iM">https://www.youtube.com/watch?v=x1-48EMg1iM</text:a></text:p>
          </table:table-cell>
          <table:table-cell table:number-columns-repeated="1018"/>
        </table:table-row>
        <table:table-row table:style-name="ro1">
          <table:table-cell office:value-type="string">
            <text:p>SEO (fait 6)</text:p>
          </table:table-cell>
          <table:table-cell office:value-type="string">
            <text:p>Le maillage interne n'est pas optimisé (trop de liens dans footer, la nom de la liaison entre page index et contacte n'as pas le bon nom)</text:p>
          </table:table-cell>
          <table:table-cell office:value-type="string">
            <text:p>Un maillage interne peu optimisé peut pénalise le résultat de SEO, par exemple quand il y a trop de lien dans le footer toutes ces liens vont diminuer le « link juice » </text:p>
          </table:table-cell>
          <table:table-cell table:number-columns-repeated="1021"/>
        </table:table-row>
        <table:table-row table:style-name="ro1">
          <table:table-cell office:value-type="string">
            <text:p>SEO/Accessibilité (fait 7)</text:p>
          </table:table-cell>
          <table:table-cell office:value-type="string">
            <text:p>La hiérarchisation du titre n'est pas respecter sémantiquement (directement H3 après H1)</text:p>
          </table:table-cell>
          <table:table-cell office:value-type="string">
            <text:p>Le fait de ne pas respecter sémantiquement le titre et mauvais pour le SEO car Google va mal interpréter le titre et l'important du titre mais aussi pour la technologie d'assistance vocale et aussi pour les gens qui utilise uniquement le clavier car l'organisation du site deviens non logique</text:p>
          </table:table-cell>
          <table:table-cell/>
          <table:table-cell table:style-name="ce3" office:value-type="string">
            <text:p>Je dois hiérarchiser le titre pour qu'elle respecte sémantiquement le site (H1 → H2 → h3 etc)</text:p>
          </table:table-cell>
          <table:table-cell office:value-type="string">
            <text:p>On page et plugins headingMaps</text:p>
          </table:table-cell>
          <table:table-cell table:number-columns-repeated="1018"/>
        </table:table-row>
        <table:table-row table:style-name="ro1">
          <table:table-cell office:value-type="string">
            <text:p>SEO (fait 8)</text:p>
          </table:table-cell>
          <table:table-cell office:value-type="string">
            <text:p>Tentative d'utilisation de la technique dit « black-hat » en cachant certains mots clés en utilisant le même couleur que le background</text:p>
          </table:table-cell>
          <table:table-cell office:value-type="string">
            <text:p>L'utilisation de black hat est considéré comme un moyen malhonnête de remonter son SEO et le site web peut être pénaliser voire effacer directement de Google</text:p>
          </table:table-cell>
          <table:table-cell office:value-type="string">
            <text:p>Il ne faut pas utiliser la technique black hat mais plus tôt white hat ce qui veut dire respecter toutes les règles de SEO que Google a établi</text:p>
          </table:table-cell>
          <table:table-cell office:value-type="string">
            <text:p>Je vais effacer toutes les mots clés cachées dans la page index.html</text:p>
          </table:table-cell>
          <table:table-cell office:value-type="string">
            <text:p>On page</text:p>
          </table:table-cell>
          <table:table-cell table:number-columns-repeated="1018"/>
        </table:table-row>
        <table:table-row table:style-name="ro1">
          <table:table-cell office:value-type="string">
            <text:p>SEO (9)</text:p>
          </table:table-cell>
          <table:table-cell office:value-type="string">
            <text:p>Il manque meta data index follow</text:p>
          </table:table-cell>
          <table:table-cell office:value-type="string">
            <text:p>Le balise meta index follow est important pour pouvoir indiquer à Google que Googlebots peut crawler la ppage indiqué</text:p>
          </table:table-cell>
          <table:table-cell office:value-type="string">
            <text:p>Il faut toujours mettre la balise meta robots avec follow</text:p>
          </table:table-cell>
          <table:table-cell office:value-type="string">
            <text:p>Je vais ajouter cette balise dans le head</text:p>
          </table:table-cell>
          <table:table-cell office:value-type="string">
            <text:p>On page</text:p>
          </table:table-cell>
          <table:table-cell table:number-columns-repeated="1018"/>
        </table:table-row>
        <table:table-row table:style-name="ro1">
          <table:table-cell office:value-type="string">
            <text:p>SEO (10)</text:p>
          </table:table-cell>
          <table:table-cell office:value-type="string">
            <text:p>Les mots clés ne sont pas bon car contient des mots clés très spécifique, très compétitive et certains mots clés se répètent </text:p>
          </table:table-cell>
          <table:table-cell office:value-type="string">
            <text:p>Le fait d'avoir des mots clés très concurrentiel peut poser des problèmes dans le référencement <text:s/>car il y beaucoup de site qui utilisent ces mots</text:p>
          </table:table-cell>
          <table:table-cell office:value-type="string">
            <text:p>Il faut utiliser Google search console, Kwfinder ou d'autres outils spécialisé dans la recherche des mots clés et ensuite de les comparer et de les mettre sur la balise meta keywords</text:p>
          </table:table-cell>
          <table:table-cell/>
          <table:table-cell office:value-type="string">
            <text:p>On page</text:p>
          </table:table-cell>
          <table:table-cell table:number-columns-repeated="1018"/>
        </table:table-row>
        <table:table-row table:style-name="ro1">
          <table:table-cell office:value-type="string">
            <text:p>SEO (11)</text:p>
          </table:table-cell>
          <table:table-cell office:value-type="string">
            <text:p>Il n'y a pas de déblocage de téléchargement différé ou asynchrone dans le code HTML</text:p>
          </table:table-cell>
          <table:table-cell office:value-type="string">
            <text:p>Il y a du JavaScript dans le projet et cela ralenti la performance du site car il faut attendre que le JS se télécharge pour accéder au site.</text:p>
          </table:table-cell>
          <table:table-cell office:value-type="string">
            <text:p>Si nous utilisons le JS, il vaut mieux de débloquer le téléchargement du site de manière asynchrone ou différé pour pouvoir accéder au site plus rapidement</text:p>
          </table:table-cell>
          <table:table-cell/>
          <table:table-cell office:value-type="string">
            <text:p><text:a xlink:href="https://openclassrooms.com/fr/courses/5922626-optimisez-le-referencement-de-votre-site-seo-en-ameliorant-ses-performances-techniques/6055231-allegez-les-pages-de-votre-site">https://openclassrooms.com/fr/courses/5922626-optimisez-le-referencement-de-votre-site-seo-en-ameliorant-ses-performances-techniques/6055231-allegez-les-pages-de-votre-site</text:a></text:p>
          </table:table-cell>
          <table:table-cell table:number-columns-repeated="1018"/>
        </table:table-row>
        <table:table-row table:style-name="ro1">
          <table:table-cell office:value-type="string">
            <text:p>SEO/Accessibilité (12)</text:p>
          </table:table-cell>
          <table:table-cell office:value-type="string">
            <text:p>La balise HTML utilise la langue qui n'est pas reconnu par le code HTML « lang= »default »</text:p>
          </table:table-cell>
          <table:table-cell office:value-type="string">
            <text:p>Cela peut poser de problème de l'accessibilité pour les personnes mal voyant qui utilisent l'assistance vocale car en mettant la langue en « default », l'assistance vocale ne peut pas avoir de l'accent Française</text:p>
          </table:table-cell>
          <table:table-cell office:value-type="string">
            <text:p>Il faut toujours mettre dans la balise HTML la langue native de la page c'est à dire si le site est en Français il faut metrre « lang= »fr » » car si non la balise HTML ne donne pas la bonne signal que la page est en Français et donc perturber l'assistance vocale automatique</text:p>
          </table:table-cell>
          <table:table-cell/>
          <table:table-cell office:value-type="string">
            <text:p><text:a xlink:href="https://openclassrooms.com/fr/courses/5922626-optimisez-le-referencement-de-votre-site-seo-en-ameliorant-ses-performances-techniques/6055281-creez-du-contenu-pour-chaque-langue">https://openclassrooms.com/fr/courses/5922626-optimisez-le-referencement-de-votre-site-seo-en-ameliorant-ses-performances-techniques/6055281-creez-du-contenu-pour-chaque-langue</text:a></text:p>
          </table:table-cell>
          <table:table-cell table:number-columns-repeated="1018"/>
        </table:table-row>
        <table:table-row table:style-name="ro1">
          <table:table-cell office:value-type="string">
            <text:p>SEO (13)</text:p>
          </table:table-cell>
          <table:table-cell office:value-type="string">
            <text:p>Il n'y a pas le fichier .httacess pour compresser les fichiers web et css avec GZIP et paramétrer la cache</text:p>
          </table:table-cell>
          <table:table-cell office:value-type="string">
            <text:p>le fichier html et le fichier css n'est pas compresser avec gzip et on peut perdre du temps et il n'y a pas de cache qui va obliger d'utilisateur de télécharger le web <text:s/>chaque fois qu'il reviens</text:p>
          </table:table-cell>
          <table:table-cell office:value-type="string">
            <text:p>Toujours inclure le fichier .httacess pour pouvoir booster la performance du site jusqu'à 70% et de laisser la cache de sauvegarder une partie du site pour éviter que la page télécharge à chaque fois que l'utilisateur revenir sur la page</text:p>
          </table:table-cell>
          <table:table-cell office:value-type="string">
            <text:p>Je vais créer un ficher .httacess via Visual Code Studio</text:p>
          </table:table-cell>
          <table:table-cell office:value-type="string">
            <text:p><text:a xlink:href="https://openclassrooms.com/fr/courses/5922626-optimisez-le-referencement-de-votre-site-seo-en-ameliorant-ses-performances-techniques/6055236-parametrez-le-cache-navigateur">https://openclassrooms.com/fr/courses/5922626-optimisez-le-referencement-de-votre-site-seo-en-ameliorant-ses-performances-techniques/6055236-parametrez-le-cache-navigateur</text:a></text:p>
          </table:table-cell>
          <table:table-cell table:number-columns-repeated="1018"/>
        </table:table-row>
        <table:table-row table:style-name="ro1">
          <table:table-cell office:value-type="string">
            <text:p>SEO/accessibilité (14)</text:p>
          </table:table-cell>
          <table:table-cell office:value-type="string">
            <text:p>La page n'est pas structuré avec le microdata de Schema.org</text:p>
          </table:table-cell>
          <table:table-cell office:value-type="string">
            <text:p>Il n'y a pas vraiment de problème mais en utilisant les microdonées de Schema.org, la page peut être meilleur dans sa structure et dans son accessibilité car le schema.org permet au Google de mieux comprendre la structure de la page</text:p>
          </table:table-cell>
          <table:table-cell office:value-type="string">
            <text:p>Il faut toujours mettre la métadonnées Schema.org dés que c'est possible pour bien structuré la page</text:p>
          </table:table-cell>
          <table:table-cell office:value-type="string">
            <text:p>L’implémentation de métadonnées de schema.org est nécessaire</text:p>
          </table:table-cell>
          <table:table-cell office:value-type="string">
            <text:p>https://fr.semrush.com/blog/balisage-schema-pour-votre-entreprise/</text:p>
          </table:table-cell>
          <table:table-cell table:number-columns-repeated="1018"/>
        </table:table-row>
        <table:table-row table:style-name="ro1">
          <table:table-cell office:value-type="string">
            <text:p>SEO/Accessibilité (fait 15)</text:p>
          </table:table-cell>
          <table:table-cell office:value-type="string">
            <text:p>Le largeur et le longueur de la balise &lt;a&gt; est insufissant</text:p>
          </table:table-cell>
          <table:table-cell office:value-type="string">
            <text:p>Si la dimension de la balise &lt;a&gt; est insuffisant cela peut provoquer des erreurs chez les utilisateurs car ils peuvent cliquer celui de haut ou de bas sans faire exprès donc cela peut diminuer le crawlabilité et le SEO</text:p>
          </table:table-cell>
          <table:table-cell office:value-type="string">
            <text:p>Il faut toujours mettre la dimensions suffisant (48X48) pour la balise &lt;a&gt; si il se trouve juste à côté</text:p>
          </table:table-cell>
          <table:table-cell office:value-type="string">
            <text:p>Je modifie le css de la balise a et ajouter la longeur et la largeur jusqu'à que la balise a respecte le minimum c'est à dire 48X48</text:p>
          </table:table-cell>
          <table:table-cell office:value-type="string">
            <text:p>Lighthouse</text:p>
          </table:table-cell>
          <table:table-cell table:number-columns-repeated="1018"/>
        </table:table-row>
        <table:table-row table:style-name="ro1">
          <table:table-cell office:value-type="string">
            <text:p>Accessibilité (fait 16)</text:p>
          </table:table-cell>
          <table:table-cell office:value-type="string">
            <text:p>Le contraste arrière plan dans la partie marron est trop claire et ne correspond pas à l'exigence de WCAG</text:p>
          </table:table-cell>
          <table:table-cell office:value-type="string">
            <text:p>Le fait que le contraste n'est pas assez fort donne la difficulté pour certains personnes à lire, les couleurs d'arrière plan et la police est importants pour les personnes handicapés surtout les mal voyants</text:p>
          </table:table-cell>
          <table:table-cell office:value-type="string">
            <text:p>Il faut toujours regarder et comparer la couleur d'arrière plan et la police avec certains logiciel tel que CCA pour voir si la contraste correspond à l'exigence WCAG</text:p>
          </table:table-cell>
          <table:table-cell table:style-name="ce3" office:value-type="string">
            <text:p>Utiliser le logiciel d'analyseur de couleurs et modifier le contraste pour que les couleurs corresponds à l'exigence A,AA,AAA de WCAG</text:p>
          </table:table-cell>
          <table:table-cell office:value-type="string">
            <text:p>On page</text:p>
          </table:table-cell>
          <table:table-cell table:number-columns-repeated="1018"/>
        </table:table-row>
        <table:table-row table:style-name="ro1">
          <table:table-cell office:value-type="string">
            <text:p>SEO/Accessibilité (fait 17)</text:p>
          </table:table-cell>
          <table:table-cell office:value-type="string">
            <text:p>Les liens de réseaux sociaux ne sont pas réel</text:p>
          </table:table-cell>
          <table:table-cell office:value-type="string">
            <text:p>Cela pose des problèmes et peut apporter de la confusion aux utilisateurs</text:p>
          </table:table-cell>
          <table:table-cell office:value-type="string">
            <text:p>Il faut toujours mettre le lien réel</text:p>
          </table:table-cell>
          <table:table-cell office:value-type="string">
            <text:p>J'ai crée de réseaux sociaux pour chouette agence et mettre les liens dans la balise de réseaux sociaux</text:p>
          </table:table-cell>
          <table:table-cell office:value-type="string">
            <text:p>On page</text:p>
          </table:table-cell>
          <table:table-cell table:number-columns-repeated="1018"/>
        </table:table-row>
        <table:table-row table:style-name="ro1">
          <table:table-cell office:value-type="string">
            <text:p>SEO (fait 18)</text:p>
          </table:table-cell>
          <table:table-cell office:value-type="string">
            <text:p>Les photos dans la section voici nos réalisations sont plus plus volumineux que le contenants</text:p>
          </table:table-cell>
          <table:table-cell office:value-type="string">
            <text:p>Si les fichiers d'images sont beaucoup plus gourmands que le contenants, cela va ralentir le téléchargement de la page</text:p>
          </table:table-cell>
          <table:table-cell office:value-type="string">
            <text:p>Il faut toujours adapter le volume de l'image à celle de contenant pour que le site puisse se télécharger beaucoup plus rapidement</text:p>
          </table:table-cell>
          <table:table-cell office:value-type="string">
            <text:p>Javec un compresseur en ligne trouver sur internet, je peux compresser les images pour qu'ils correspond aux volume de contenant</text:p>
          </table:table-cell>
          <table:table-cell office:value-type="string">
            <text:p>On page</text:p>
          </table:table-cell>
          <table:table-cell table:number-columns-repeated="1018"/>
        </table:table-row>
        <table:table-row table:style-name="ro1" table:number-rows-repeated="959">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09">09/02/2021</text:date>, <text:time>10:05:5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3T10:07:15.33</meta:creation-date>
    <dc:date>2021-02-09T10:05:52.32</dc:date>
    <meta:editing-duration>P3DT17H37M54S</meta:editing-duration>
    <meta:editing-cycles>66</meta:editing-cycles>
    <meta:generator>OpenOffice/4.1.8$Win32 OpenOffice.org_project/418m3$Build-9803</meta:generator>
    <meta:document-statistic meta:table-count="1" meta:cell-count="151" meta:object-count="0"/>
  </office:meta>
</office:document-meta>
</file>